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15DAA3687CA4D8005BB.jpg" manifest:media-type="image/jpeg"/>
  <manifest:file-entry manifest:full-path="Pictures/10000000000000FA0000015DA5FE6AC531EE8541.jpg" manifest:media-type="image/jpeg"/>
  <manifest:file-entry manifest:full-path="Pictures/10000000000000FA0000015DEEC4C4CEB3D71FF1.jpg" manifest:media-type="image/jpeg"/>
  <manifest:file-entry manifest:full-path="Pictures/10000000000000FA0000015DF5AB9054B0EE64A7.jpg" manifest:media-type="image/jpeg"/>
  <manifest:file-entry manifest:full-path="Pictures/10000000000000FA0000015D9281764E806FFD66.jpg" manifest:media-type="image/jpeg"/>
  <manifest:file-entry manifest:full-path="Pictures/10000000000000FA0000015DC5D8300DAC09CBDB.jpg" manifest:media-type="image/jpeg"/>
  <manifest:file-entry manifest:full-path="Pictures/10000000000000FA0000015D537CF7A94CDC928A.jpg" manifest:media-type="image/jpeg"/>
  <manifest:file-entry manifest:full-path="Pictures/10000000000000FA0000015DF0D9F34D87504F0C.jpg" manifest:media-type="image/jpeg"/>
  <manifest:file-entry manifest:full-path="Pictures/10000000000000FA0000015DDB1FAEEE6BDDFB07.jpg" manifest:media-type="image/jpeg"/>
  <manifest:file-entry manifest:full-path="Pictures/10000000000000FA0000015D1AF7CD03E53C18F4.jpg" manifest:media-type="image/jpeg"/>
  <manifest:file-entry manifest:full-path="Pictures/10000000000000FA0000015D21549E6D02FFA459.jpg" manifest:media-type="image/jpeg"/>
  <manifest:file-entry manifest:full-path="Pictures/10000000000000FA0000015D3701F92966086133.jpg" manifest:media-type="image/jpeg"/>
  <manifest:file-entry manifest:full-path="Pictures/10000000000000FA0000015D9BF7EBE77BBAECD4.jpg" manifest:media-type="image/jpeg"/>
  <manifest:file-entry manifest:full-path="Pictures/10000000000000FA0000015D879AD5E474514A7F.jpg" manifest:media-type="image/jpeg"/>
  <manifest:file-entry manifest:full-path="Pictures/10000000000000FA0000015DEA055F8BF5490ED1.jpg" manifest:media-type="image/jpeg"/>
  <manifest:file-entry manifest:full-path="Pictures/10000000000000FA0000015D2204C25F31332A87.jpg" manifest:media-type="image/jpeg"/>
  <manifest:file-entry manifest:full-path="Pictures/100000010000017400000207C3D915DEE953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4ad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3 Copy 1" text:anchor-type="page" text:anchor-page-number="4" svg:x="8.04cm" svg:y="10.539cm" svg:width="6.35cm" svg:height="8.8cm" draw:z-index="29">
        <draw:image xlink:href="Pictures/10000000000000FA0000015DAA3687CA4D8005BB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3" text:anchor-type="page" text:anchor-page-number="4" svg:x="1.372cm" svg:y="10.539cm" svg:width="6.35cm" svg:height="8.8cm" draw:z-index="28">
        <draw:image xlink:href="Pictures/10000000000000FA0000015D9281764E806FFD66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2 Copy 1" text:anchor-type="page" text:anchor-page-number="4" svg:x="21.375cm" svg:y="0.871cm" svg:width="6.35cm" svg:height="8.8cm" draw:z-index="27">
        <draw:image xlink:href="Pictures/10000000000000FA0000015D9281764E806FFD66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2" text:anchor-type="page" text:anchor-page-number="4" svg:x="14.707cm" svg:y="0.871cm" svg:width="6.35cm" svg:height="8.8cm" draw:z-index="26">
        <draw:image xlink:href="Pictures/10000000000000FA0000015DC5D8300DAC09CBDB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1" text:anchor-type="page" text:anchor-page-number="4" svg:x="8.04cm" svg:y="0.871cm" svg:width="6.35cm" svg:height="8.8cm" draw:z-index="25">
        <draw:image xlink:href="Pictures/10000000000000FA0000015DEEC4C4CEB3D71FF1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" text:anchor-type="page" text:anchor-page-number="4" svg:x="1.372cm" svg:y="0.871cm" svg:width="6.35cm" svg:height="8.8cm" draw:z-index="24">
        <draw:image xlink:href="Pictures/10000000000000FA0000015DF0D9F34D87504F0C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2" text:anchor-type="page" text:anchor-page-number="3" svg:x="21.604cm" svg:y="10.612cm" svg:width="6.35cm" svg:height="8.8cm" draw:z-index="23">
        <draw:image xlink:href="Pictures/10000000000000FA0000015DF0D9F34D87504F0C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1" text:anchor-type="page" text:anchor-page-number="3" svg:x="14.937cm" svg:y="10.612cm" svg:width="6.35cm" svg:height="8.8cm" draw:z-index="22">
        <draw:image xlink:href="Pictures/10000000000000FA0000015DDB1FAEEE6BDDFB07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" text:anchor-type="page" text:anchor-page-number="3" svg:x="8.269cm" svg:y="10.612cm" svg:width="6.35cm" svg:height="8.8cm" draw:z-index="21">
        <draw:image xlink:href="Pictures/10000000000000FA0000015DF5AB9054B0EE64A7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" text:anchor-type="page" text:anchor-page-number="3" svg:x="1.602cm" svg:y="10.612cm" svg:width="6.35cm" svg:height="8.8cm" draw:z-index="20">
        <draw:image xlink:href="Pictures/10000000000000FA0000015DF5AB9054B0EE64A7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1 Copy 2" text:anchor-type="page" text:anchor-page-number="3" svg:x="21.604cm" svg:y="0.944cm" svg:width="6.35cm" svg:height="8.8cm" draw:z-index="19">
        <draw:image xlink:href="Pictures/10000000000000FA0000015D537CF7A94CDC928A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1 Copy 1" text:anchor-type="page" text:anchor-page-number="3" svg:x="14.937cm" svg:y="0.944cm" svg:width="6.35cm" svg:height="8.8cm" draw:z-index="18">
        <draw:image xlink:href="Pictures/10000000000000FA0000015D537CF7A94CDC928A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1" text:anchor-type="page" text:anchor-page-number="3" svg:x="8.269cm" svg:y="0.944cm" svg:width="6.35cm" svg:height="8.8cm" draw:z-index="17">
        <draw:image xlink:href="Pictures/10000000000000FA0000015D537CF7A94CDC928A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" text:anchor-type="page" text:anchor-page-number="3" svg:x="1.602cm" svg:y="0.944cm" svg:width="6.35cm" svg:height="8.8cm" draw:z-index="16">
        <draw:image xlink:href="Pictures/10000000000000FA0000015D1AF7CD03E53C18F4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3" text:anchor-type="page" text:anchor-page-number="2" svg:x="21.632cm" svg:y="10.682cm" svg:width="6.35cm" svg:height="8.8cm" draw:z-index="15">
        <draw:image xlink:href="Pictures/10000000000000FA0000015D1AF7CD03E53C18F4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2" text:anchor-type="page" text:anchor-page-number="2" svg:x="14.965cm" svg:y="10.682cm" svg:width="6.35cm" svg:height="8.8cm" draw:z-index="14">
        <draw:image xlink:href="Pictures/10000000000000FA0000015D1AF7CD03E53C18F4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1" text:anchor-type="page" text:anchor-page-number="2" svg:x="8.297cm" svg:y="10.682cm" svg:width="6.35cm" svg:height="8.8cm" draw:z-index="13">
        <draw:image xlink:href="Pictures/10000000000000FA0000015D21549E6D02FFA459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" text:anchor-type="page" text:anchor-page-number="2" svg:x="1.63cm" svg:y="10.682cm" svg:width="6.35cm" svg:height="8.8cm" draw:z-index="12">
        <draw:image xlink:href="Pictures/10000000000000FA0000015D21549E6D02FFA459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1 Copy 2" text:anchor-type="page" text:anchor-page-number="2" svg:x="21.632cm" svg:y="1.014cm" svg:width="6.35cm" svg:height="8.8cm" draw:z-index="11">
        <draw:image xlink:href="Pictures/10000000000000FA0000015D21549E6D02FFA459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1 Copy 1" text:anchor-type="page" text:anchor-page-number="2" svg:x="14.965cm" svg:y="1.014cm" svg:width="6.35cm" svg:height="8.8cm" draw:z-index="10">
        <draw:image xlink:href="Pictures/10000000000000FA0000015D3701F92966086133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1" text:anchor-type="page" text:anchor-page-number="2" svg:x="8.297cm" svg:y="1.014cm" svg:width="6.35cm" svg:height="8.8cm" draw:z-index="9">
        <draw:image xlink:href="Pictures/10000000000000FA0000015D3701F92966086133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" text:anchor-type="page" text:anchor-page-number="2" svg:x="1.63cm" svg:y="1.014cm" svg:width="6.35cm" svg:height="8.8cm" draw:z-index="8">
        <draw:image xlink:href="Pictures/10000000000000FA0000015D3701F92966086133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2 Copy 1 Copy 1 Copy 1" text:anchor-type="page" text:anchor-page-number="1" svg:x="21.578cm" svg:y="10.231cm" svg:width="6.35cm" svg:height="8.8cm" draw:z-index="7">
        <draw:image xlink:href="Pictures/10000000000000FA0000015D9BF7EBE77BBAECD4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2 Copy 1 Copy 1" text:anchor-type="page" text:anchor-page-number="1" svg:x="14.91cm" svg:y="10.231cm" svg:width="6.35cm" svg:height="8.8cm" draw:z-index="6">
        <draw:image xlink:href="Pictures/10000000000000FA0000015D879AD5E474514A7F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2 Copy 1" text:anchor-type="page" text:anchor-page-number="1" svg:x="8.243cm" svg:y="10.231cm" svg:width="6.35cm" svg:height="8.8cm" draw:z-index="5">
        <draw:image xlink:href="Pictures/10000000000000FA0000015D879AD5E474514A7F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2" text:anchor-type="page" text:anchor-page-number="1" svg:x="1.575cm" svg:y="10.231cm" svg:width="6.35cm" svg:height="8.8cm" draw:z-index="4">
        <draw:image xlink:href="Pictures/10000000000000FA0000015D879AD5E474514A7F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1 Copy 2" text:anchor-type="page" text:anchor-page-number="1" svg:x="21.578cm" svg:y="0.563cm" svg:width="6.35cm" svg:height="8.8cm" draw:z-index="3">
        <draw:image xlink:href="Pictures/10000000000000FA0000015DEA055F8BF5490ED1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1 Copy 1" text:anchor-type="page" text:anchor-page-number="1" svg:x="14.91cm" svg:y="0.563cm" svg:width="6.35cm" svg:height="8.8cm" draw:z-index="2">
        <draw:image xlink:href="Pictures/10000000000000FA0000015DEA055F8BF5490ED1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1" text:anchor-type="page" text:anchor-page-number="1" svg:x="8.243cm" svg:y="0.563cm" svg:width="6.35cm" svg:height="8.8cm" draw:z-index="1">
        <draw:image xlink:href="Pictures/10000000000000FA0000015D2204C25F31332A87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" text:anchor-type="page" text:anchor-page-number="1" svg:x="1.575cm" svg:y="0.563cm" svg:width="6.35cm" svg:height="8.8cm" draw:z-index="0">
        <draw:image xlink:href="Pictures/10000000000000FA0000015DA5FE6AC531EE8541.jpg" xlink:type="simple" xlink:show="embed" xlink:actuate="onLoad" draw:mime-type="image/jpeg"/>
      </draw:frame>
      <draw:frame draw:style-name="fr1" draw:name="Imagen2 Copy 1 Copy 1 Copy 1 Copy 1 Copy 1 Copy 2 Copy 1 Copy 1 Copy 1 Copy 1 Copy 1 Copy 1 Copy 1 Copy 1 Copy 1 Copy 1 Copy 1 Copy 1 Copy 1 Copy 1 Copy 1 Copy 1 Copy 1 Copy 1 Copy 1 Copy 1 Copy 1 Copy 1 Copy 3 Copy 2 Copy 4 Copy 2 Copy 1 Copy 3 Copy 3 Copy 1 Copy 1" text:anchor-type="page" text:anchor-page-number="4" svg:x="14.707cm" svg:y="10.539cm" svg:width="6.35cm" svg:height="8.8cm" draw:z-index="30">
        <draw:image xlink:href="Pictures/100000010000017400000207C3D915DEE9536148.png" xlink:type="simple" xlink:show="embed" xlink:actuate="onLoad" draw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2:40:52.665000000</meta:creation-date>
    <dc:date>2023-05-29T01:04:42.162000000</dc:date>
    <meta:editing-duration>PT6H27M35S</meta:editing-duration>
    <meta:editing-cycles>17</meta:editing-cycles>
    <meta:generator>LibreOffice/7.5.3.2$Windows_X86_64 LibreOffice_project/9f56dff12ba03b9acd7730a5a481eea045e468f3</meta:generator>
    <meta:document-statistic meta:table-count="0" meta:image-count="31" meta:object-count="0" meta:page-count="4" meta:paragraph-count="1" meta:word-count="0" meta:character-count="2" meta:non-whitespace-character-count="0"/>
  </office:meta>
</office:document-meta>
</file>